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Grafik 1" text:anchor-type="paragraph" svg:x="1.60972in" svg:y="5.98056in" svg:width="2.89764in" svg:height="4.33071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Admin</dc:creator>
    <meta:creation-date>2021-10-31T15:31:00Z</meta:creation-date>
    <dc:date>2021-10-31T15:43:00Z</dc:date>
    <meta:print-date>2021-10-31T15:41:00Z</meta:print-date>
    <meta:template xlink:href="Normal" xlink:type="simple"/>
    <meta:editing-cycles>1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